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1b0952" officeooo:paragraph-rsid="001b0952"/>
    </style:style>
    <style:style style:name="P3" style:family="paragraph" style:parent-style-name="Standard">
      <style:paragraph-properties fo:line-height="150%" fo:text-align="center" style:justify-single-word="false"/>
      <style:text-properties fo:color="#dc0000" loext:opacity="100%" fo:font-size="16pt" style:text-underline-style="solid" style:text-underline-width="auto" style:text-underline-color="font-color" officeooo:rsid="001b0952" officeooo:paragraph-rsid="001b0952" style:font-size-asian="14pt" style:font-size-complex="16pt"/>
    </style:style>
    <style:style style:name="P4" style:family="paragraph" style:parent-style-name="Standard">
      <style:paragraph-properties fo:line-height="150%" fo:text-align="start" style:justify-single-word="false"/>
      <style:text-properties fo:color="#00dc00" loext:opacity="100%" fo:font-size="14pt" officeooo:rsid="001b597f" officeooo:paragraph-rsid="001b597f" style:font-size-asian="12.25pt" style:font-size-complex="14pt"/>
    </style:style>
    <style:style style:name="P5" style:family="paragraph" style:parent-style-name="Standard">
      <style:paragraph-properties fo:line-height="150%" fo:text-align="start" style:justify-single-word="false"/>
      <style:text-properties fo:color="#00dc00" loext:opacity="100%" fo:font-size="16pt" style:text-underline-style="solid" style:text-underline-width="auto" style:text-underline-color="font-color" officeooo:rsid="001b597f" officeooo:paragraph-rsid="001b597f" style:font-size-asian="16pt" style:font-size-complex="16pt"/>
    </style:style>
    <style:style style:name="P6" style:family="paragraph" style:parent-style-name="Standard">
      <style:paragraph-properties fo:line-height="150%" fo:text-align="start" style:justify-single-word="false"/>
      <style:text-properties fo:color="#000000" loext:opacity="100%" fo:font-size="14pt" officeooo:rsid="001b597f" officeooo:paragraph-rsid="00227373" style:font-size-asian="12.25pt" style:font-size-complex="14pt"/>
    </style:style>
    <style:style style:name="P7" style:family="paragraph" style:parent-style-name="Standard">
      <style:paragraph-properties fo:line-height="150%" fo:text-align="start" style:justify-single-word="false"/>
      <style:text-properties fo:color="#000000" loext:opacity="100%" fo:font-size="14pt" officeooo:rsid="001b597f" officeooo:paragraph-rsid="00282392" style:font-size-asian="12.25pt" style:font-size-complex="14pt"/>
    </style:style>
    <style:style style:name="P8" style:family="paragraph" style:parent-style-name="Standard">
      <style:paragraph-properties fo:line-height="150%" fo:text-align="start" style:justify-single-word="false"/>
      <style:text-properties fo:color="#000000" loext:opacity="100%" fo:font-size="14pt" officeooo:rsid="001dc1c0" officeooo:paragraph-rsid="001dc1c0" style:font-size-asian="12.25pt" style:font-size-complex="14pt"/>
    </style:style>
    <style:style style:name="P9" style:family="paragraph" style:parent-style-name="Standard">
      <style:paragraph-properties fo:line-height="150%" fo:text-align="start" style:justify-single-word="false"/>
      <style:text-properties fo:color="#000000" loext:opacity="100%" fo:font-size="14pt" officeooo:rsid="001dc1c0" officeooo:paragraph-rsid="0027976c" style:font-size-asian="12.25pt" style:font-size-complex="14pt"/>
    </style:style>
    <style:style style:name="P10" style:family="paragraph" style:parent-style-name="Standard">
      <style:paragraph-properties fo:line-height="150%" fo:text-align="start" style:justify-single-word="false"/>
      <style:text-properties fo:color="#000000" loext:opacity="100%" fo:font-size="14pt" officeooo:rsid="0029e649" officeooo:paragraph-rsid="0029e649" style:font-size-asian="12.25pt" style:font-size-complex="14pt"/>
    </style:style>
    <style:style style:name="P11" style:family="paragraph" style:parent-style-name="Standard">
      <style:paragraph-properties fo:line-height="150%" fo:text-align="start" style:justify-single-word="false"/>
      <style:text-properties fo:color="#000000" loext:opacity="100%" fo:font-size="14pt" style:text-underline-style="none" officeooo:rsid="001b597f" officeooo:paragraph-rsid="001b597f" style:font-size-asian="12.25pt" style:font-size-complex="14pt"/>
    </style:style>
    <style:style style:name="P12" style:family="paragraph" style:parent-style-name="Standard">
      <style:paragraph-properties fo:line-height="150%" fo:text-align="start" style:justify-single-word="false"/>
      <style:text-properties fo:color="#000000" loext:opacity="100%" fo:font-size="14pt" style:text-underline-style="none" officeooo:rsid="001b597f" officeooo:paragraph-rsid="002fcd53" style:font-size-asian="12.25pt" style:font-size-complex="14pt"/>
    </style:style>
    <style:style style:name="P13" style:family="paragraph" style:parent-style-name="Standard">
      <style:paragraph-properties fo:line-height="150%" fo:text-align="start" style:justify-single-word="false"/>
      <style:text-properties fo:color="#000000" loext:opacity="100%" fo:font-size="14pt" style:text-underline-style="none" officeooo:rsid="001b597f" officeooo:paragraph-rsid="00351c39" style:font-size-asian="12.25pt" style:font-size-complex="14pt"/>
    </style:style>
    <style:style style:name="P14" style:family="paragraph" style:parent-style-name="Standard">
      <style:paragraph-properties fo:line-height="150%" fo:text-align="start" style:justify-single-word="false"/>
      <style:text-properties fo:color="#000000" loext:opacity="100%" fo:font-size="14pt" style:text-underline-style="none" officeooo:rsid="001b597f" officeooo:paragraph-rsid="0038a3eb" style:font-size-asian="12.25pt" style:font-size-complex="14pt"/>
    </style:style>
    <style:style style:name="P15" style:family="paragraph" style:parent-style-name="Standard">
      <style:paragraph-properties fo:line-height="150%" fo:text-align="start" style:justify-single-word="false"/>
      <style:text-properties fo:color="#000000" loext:opacity="100%" fo:font-size="14pt" style:text-underline-style="none" officeooo:rsid="0029e649" officeooo:paragraph-rsid="0029e649" style:font-size-asian="12.25pt" style:font-size-complex="14pt"/>
    </style:style>
    <style:style style:name="P16" style:family="paragraph" style:parent-style-name="Standard">
      <style:paragraph-properties fo:line-height="150%" fo:text-align="start" style:justify-single-word="false"/>
      <style:text-properties fo:color="#000000" loext:opacity="100%" fo:font-size="14pt" style:text-underline-style="none" officeooo:rsid="002f351d" officeooo:paragraph-rsid="002f351d" style:font-size-asian="12.25pt" style:font-size-complex="14pt"/>
    </style:style>
    <style:style style:name="T1" style:family="text">
      <style:text-properties officeooo:rsid="001c353a"/>
    </style:style>
    <style:style style:name="T2" style:family="text">
      <style:text-properties officeooo:rsid="001dbec6"/>
    </style:style>
    <style:style style:name="T3" style:family="text">
      <style:text-properties officeooo:rsid="001dc1c0"/>
    </style:style>
    <style:style style:name="T4" style:family="text">
      <style:text-properties officeooo:rsid="001faa7a"/>
    </style:style>
    <style:style style:name="T5" style:family="text">
      <style:text-properties officeooo:rsid="001fd9a4"/>
    </style:style>
    <style:style style:name="T6" style:family="text">
      <style:text-properties officeooo:rsid="0021be0b"/>
    </style:style>
    <style:style style:name="T7" style:family="text">
      <style:text-properties style:font-name="Liberation Serif1" fo:font-style="normal" officeooo:rsid="002fcd53" style:font-style-asian="normal" style:font-style-complex="normal"/>
    </style:style>
    <style:style style:name="T8" style:family="text">
      <style:text-properties style:font-name="Liberation Serif1" fo:font-style="normal" officeooo:rsid="0032e1e4" style:font-style-asian="normal" style:font-style-complex="normal"/>
    </style:style>
    <style:style style:name="T9" style:family="text">
      <style:text-properties style:font-name="Liberation Serif1" fo:font-style="normal" style:text-underline-style="none" officeooo:rsid="002b7601" style:font-style-asian="normal" style:font-style-complex="normal"/>
    </style:style>
    <style:style style:name="T10" style:family="text">
      <style:text-properties style:font-name="Liberation Serif1" fo:font-style="normal" style:text-underline-style="none" officeooo:rsid="00351c39" style:font-style-asian="normal" style:font-style-complex="normal"/>
    </style:style>
    <style:style style:name="T11" style:family="text">
      <style:text-properties style:font-name="Liberation Serif1" fo:font-style="normal" fo:font-weight="normal" officeooo:rsid="00351c39" style:font-style-asian="normal" style:font-weight-asian="normal" style:font-style-complex="normal" style:font-weight-complex="normal"/>
    </style:style>
    <style:style style:name="T12" style:family="text">
      <style:text-properties style:font-name="Liberation Serif1" fo:font-style="normal" fo:font-weight="normal" officeooo:rsid="0038a3eb" style:font-style-asian="normal" style:font-weight-asian="normal" style:font-style-complex="normal" style:font-weight-complex="normal"/>
    </style:style>
    <style:style style:name="T13" style:family="text">
      <style:text-properties style:font-name="Liberation Serif" fo:font-style="normal" officeooo:rsid="002fcd53" style:font-style-asian="normal" style:font-style-complex="normal"/>
    </style:style>
    <style:style style:name="T14" style:family="text">
      <style:text-properties style:font-name="Liberation Serif" fo:font-style="normal" officeooo:rsid="003104bd" style:font-style-asian="normal" style:font-style-complex="normal"/>
    </style:style>
    <style:style style:name="T15" style:family="text">
      <style:text-properties style:font-name="Liberation Serif" fo:font-style="normal" officeooo:rsid="0032e1e4" style:font-style-asian="normal" style:font-style-complex="normal"/>
    </style:style>
    <style:style style:name="T16" style:family="text">
      <style:text-properties style:font-name="Liberation Serif" fo:font-style="normal" officeooo:rsid="0033aab6" style:font-style-asian="normal" style:font-style-complex="normal"/>
    </style:style>
    <style:style style:name="T17" style:family="text">
      <style:text-properties style:font-name="Liberation Serif" fo:font-style="normal" style:text-underline-style="none" officeooo:rsid="002b7601" style:font-style-asian="normal" style:font-style-complex="normal"/>
    </style:style>
    <style:style style:name="T18" style:family="text">
      <style:text-properties style:font-name="Liberation Serif" fo:font-style="normal" fo:font-weight="normal" officeooo:rsid="0033aab6" style:font-style-asian="normal" style:font-weight-asian="normal" style:font-style-complex="normal" style:font-weight-complex="normal"/>
    </style:style>
    <style:style style:name="T19" style:family="text">
      <style:text-properties style:font-name="Liberation Serif" fo:font-style="normal" fo:font-weight="normal" officeooo:rsid="00351c39" style:font-style-asian="normal" style:font-weight-asian="normal" style:font-style-complex="normal" style:font-weight-complex="normal"/>
    </style:style>
    <style:style style:name="T20" style:family="text">
      <style:text-properties style:font-name="Liberation Serif" fo:font-style="normal" fo:font-weight="normal" officeooo:rsid="0036851d" style:font-style-asian="normal" style:font-weight-asian="normal" style:font-style-complex="normal" style:font-weight-complex="normal"/>
    </style:style>
    <style:style style:name="T21" style:family="text">
      <style:text-properties style:font-name="Liberation Serif" fo:font-style="normal" fo:font-weight="normal" officeooo:rsid="0036e997" style:font-style-asian="normal" style:font-weight-asian="normal" style:font-style-complex="normal" style:font-weight-complex="normal"/>
    </style:style>
    <style:style style:name="T22" style:family="text">
      <style:text-properties style:font-name="Liberation Serif" fo:font-style="normal" fo:font-weight="normal" officeooo:rsid="002bc5bb" style:font-style-asian="normal" style:font-weight-asian="normal" style:font-style-complex="normal" style:font-weight-complex="normal"/>
    </style:style>
    <style:style style:name="T23" style:family="text">
      <style:text-properties style:font-name="Liberation Serif" fo:font-style="normal" fo:font-weight="normal" officeooo:rsid="002d37b8" style:font-style-asian="normal" style:font-weight-asian="normal" style:font-style-complex="normal" style:font-weight-complex="normal"/>
    </style:style>
    <style:style style:name="T24" style:family="text">
      <style:text-properties style:font-name="Liberation Serif" fo:font-style="normal" fo:font-weight="normal" officeooo:rsid="0038a3eb" style:font-style-asian="normal" style:font-weight-asian="normal" style:font-style-complex="normal" style:font-weight-complex="normal"/>
    </style:style>
    <style:style style:name="T25" style:family="text">
      <style:text-properties style:font-name="Liberation Serif" fo:font-style="normal" fo:font-weight="normal" officeooo:rsid="0038f4a4" style:font-style-asian="normal" style:font-weight-asian="normal" style:font-style-complex="normal" style:font-weight-complex="normal"/>
    </style:style>
    <style:style style:name="T26" style:family="text">
      <style:text-properties style:font-name="Liberation Serif" fo:font-style="normal" fo:font-weight="normal" officeooo:rsid="0029e649" style:font-style-asian="normal" style:font-weight-asian="normal" style:font-style-complex="normal" style:font-weight-complex="normal"/>
    </style:style>
    <style:style style:name="T27" style:family="text">
      <style:text-properties style:font-name="Liberation Serif" fo:font-style="italic" style:text-underline-style="solid" style:text-underline-width="auto" style:text-underline-color="font-color" officeooo:rsid="003104bd" style:font-style-asian="italic" style:font-style-complex="italic"/>
    </style:style>
    <style:style style:name="T28" style:family="text">
      <style:text-properties style:font-name="Liberation Serif" fo:font-style="italic" style:text-underline-style="solid" style:text-underline-width="auto" style:text-underline-color="font-color" fo:font-weight="normal" officeooo:rsid="0033aab6" style:font-style-asian="italic" style:font-weight-asian="normal" style:font-style-complex="italic" style:font-weight-complex="normal"/>
    </style:style>
    <style:style style:name="T29" style:family="text">
      <style:text-properties style:font-name="Liberation Serif" fo:font-style="italic" style:text-underline-style="solid" style:text-underline-width="auto" style:text-underline-color="font-color" fo:font-weight="normal" officeooo:rsid="0036851d" style:font-style-asian="italic" style:font-weight-asian="normal" style:font-style-complex="italic" style:font-weight-complex="normal"/>
    </style:style>
    <style:style style:name="T30" style:family="text">
      <style:text-properties style:font-name="Liberation Serif" fo:font-style="italic" style:text-underline-style="solid" style:text-underline-width="auto" style:text-underline-color="font-color" fo:font-weight="normal" officeooo:rsid="0038a3eb" style:font-style-asian="italic" style:font-weight-asian="normal" style:font-style-complex="italic" style:font-weight-complex="normal"/>
    </style:style>
    <style:style style:name="T31" style:family="text">
      <style:text-properties style:font-name="Liberation Serif" fo:font-style="italic" fo:font-weight="normal" officeooo:rsid="0036851d" style:font-style-asian="italic" style:font-weight-asian="normal" style:font-style-complex="italic" style:font-weight-complex="normal"/>
    </style:style>
    <style:style style:name="T32" style:family="text">
      <style:text-properties officeooo:rsid="00227373"/>
    </style:style>
    <style:style style:name="T33" style:family="text">
      <style:text-properties officeooo:rsid="0023bbd1"/>
    </style:style>
    <style:style style:name="T34" style:family="text">
      <style:text-properties officeooo:rsid="00257b72"/>
    </style:style>
    <style:style style:name="T35" style:family="text">
      <style:text-properties officeooo:rsid="00271ac5"/>
    </style:style>
    <style:style style:name="T36" style:family="text">
      <style:text-properties officeooo:rsid="0027976c"/>
    </style:style>
    <style:style style:name="T37" style:family="text">
      <style:text-properties officeooo:rsid="00282392"/>
    </style:style>
    <style:style style:name="T38" style:family="text">
      <style:text-properties fo:font-style="italic" style:text-underline-style="solid" style:text-underline-width="auto" style:text-underline-color="font-color" officeooo:rsid="00282392" style:font-style-asian="italic" style:font-style-complex="italic"/>
    </style:style>
    <style:style style:name="T39" style:family="text">
      <style:text-properties fo:font-style="italic" style:text-underline-style="solid" style:text-underline-width="auto" style:text-underline-color="font-color" officeooo:rsid="002d37b8" style:font-style-asian="italic" style:font-style-complex="italic"/>
    </style:style>
    <style:style style:name="T40" style:family="text">
      <style:text-properties fo:font-style="italic" style:text-underline-style="solid" style:text-underline-width="auto" style:text-underline-color="font-color" officeooo:rsid="002d7ec0"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82392" style:font-style-asian="normal" style:font-style-complex="normal"/>
    </style:style>
    <style:style style:name="T43" style:family="text">
      <style:text-properties fo:font-style="normal" officeooo:rsid="00287dc1" style:font-style-asian="normal" style:font-style-complex="normal"/>
    </style:style>
    <style:style style:name="T44" style:family="text">
      <style:text-properties fo:font-style="normal" officeooo:rsid="002935b2" style:font-style-asian="normal" style:font-style-complex="normal"/>
    </style:style>
    <style:style style:name="T45" style:family="text">
      <style:text-properties fo:font-style="normal" officeooo:rsid="002d37b8" style:font-style-asian="normal" style:font-style-complex="normal"/>
    </style:style>
    <style:style style:name="T46" style:family="text">
      <style:text-properties fo:font-style="normal" officeooo:rsid="002d7ec0" style:font-style-asian="normal" style:font-style-complex="normal"/>
    </style:style>
    <style:style style:name="T47" style:family="text">
      <style:text-properties fo:font-style="normal" officeooo:rsid="002f351d" style:font-style-asian="normal" style:font-style-complex="normal"/>
    </style:style>
    <style:style style:name="T48" style:family="text">
      <style:text-properties fo:font-style="normal" officeooo:rsid="002f9c01" style:font-style-asian="normal" style:font-style-complex="normal"/>
    </style:style>
    <style:style style:name="T49" style:family="text">
      <style:text-properties fo:font-style="normal" officeooo:rsid="002fcd53"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2b7601" style:font-style-asian="normal" style:font-style-complex="normal"/>
    </style:style>
    <style:style style:name="T52" style:family="text">
      <style:text-properties fo:font-style="normal" style:text-underline-style="none" officeooo:rsid="00351c3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S de français-philosophie n°2</text:p>
      <text:p text:style-name="P3"/>
      <text:p text:style-name="P5">Résumé</text:p>
      <text:p text:style-name="P7"><text:tab/></text:p>
      <text:p text:style-name="P7"><text:span text:style-name="T1"><text:tab/>L’homme, car il est un être naturel, est contraint et soumis par les lois de la nature </text:span><text:span text:style-name="T4">auxquelles il </text:span><text:span text:style-name="T6">|</text:span><text:span text:style-name="T4"> ne peut échapper</text:span><text:span text:style-name="T1">, </text:span><text:span text:style-name="T35">i</text:span><text:span text:style-name="T1">l</text:span><text:span text:style-name="T4"> </text:span><text:span text:style-name="T36">doit donc</text:span><text:span text:style-name="T1"> </text:span><text:span text:style-name="T2">consent</text:span><text:span text:style-name="T36">ir</text:span><text:span text:style-name="T2"> à </text:span><text:span text:style-name="T1">s’</text:span><text:span text:style-name="T5">y soumettre</text:span><text:span text:style-name="T2"> et arrête</text:span><text:span text:style-name="T36">r</text:span><text:span text:style-name="T2"> d</text:span><text:span text:style-name="T5">e</text:span><text:span text:style-name="T2"> chercher le bonheur </text:span><text:span text:style-name="T5">dans des produits </text:span><text:span text:style-name="T36">|</text:span><text:span text:style-name="T5"> de son imagination vivant en dehors.</text:span></text:p>
      <text:p text:style-name="P6"><text:span text:style-name="T2"><text:tab/>L’homme moral est l’homme physique vu par</text:span><text:span text:style-name="T4"> </text:span><text:span text:style-name="T2">la</text:span><text:span text:style-name="T6"> </text:span><text:span text:style-name="T2">société, </text:span><text:span text:style-name="T3">naturelle</text:span><text:span text:style-name="T35"> </text:span><text:span text:style-name="T3">car </text:span><text:span text:style-name="T6">résultant </text:span><text:span text:style-name="T36">|</text:span><text:span text:style-name="T3"> des actions conditionnées par la nature des hommes. </text:span></text:p>
      <text:p text:style-name="P6"><text:span text:style-name="T6"><text:tab/>Notre technique</text:span><text:span text:style-name="T3"> </text:span><text:span text:style-name="T6">est issue</text:span><text:span text:style-name="T3"> de nos réactions naturelles aux</text:span><text:span text:style-name="T4"> </text:span><text:span text:style-name="T3">circonstances </text:span><text:span text:style-name="T32">rencontrées</text:span><text:span text:style-name="T3">.</text:span></text:p>
      <text:p text:style-name="P8"><text:span text:style-name="T6"><text:tab/>L</text:span>es <text:span text:style-name="T36">|</text:span> hommes ne sont pas <text:span text:style-name="T5">libérés</text:span><text:span text:style-name="T6"> </text:span><text:span text:style-name="T5">des lois de la nature </text:span><text:span text:style-name="T6">par la technique</text:span><text:span text:style-name="T5">, </text:span><text:span text:style-name="T6">son</text:span><text:span text:style-name="T5"> évolution étant une suite de conséquences </text:span><text:span text:style-name="T36">|</text:span><text:span text:style-name="T5"> de notre nature, </text:span><text:span text:style-name="T32">comme les papillons et les plantes évoluent dans leur vie selon leur nature.</text:span></text:p>
      <text:p text:style-name="P8"><text:tab/><text:span text:style-name="T33">Tous les types d’ </text:span><text:span text:style-name="T36">| </text:span><text:span text:style-name="T33">hommes sont donc expliqués par des variations de réactions d’une nature à un contexte.</text:span></text:p>
      <text:p text:style-name="P8"><text:tab/><text:span text:style-name="T34">Dans son évolution l</text:span><text:span text:style-name="T33">’homme </text:span><text:span text:style-name="T36">|</text:span><text:span text:style-name="T33"> <text:s/>doit se fonder sur l’étude de la nature </text:span><text:span text:style-name="T34">par l’expérience</text:span><text:span text:style-name="T33"> </text:span><text:span text:style-name="T34">pour ne pas tomber dans l’incohérence de </text:span><text:span text:style-name="T36">|</text:span><text:span text:style-name="T34"> son imagination.</text:span></text:p>
      <text:p text:style-name="P8"><text:tab/><text:span text:style-name="T34">Les hommes commettent des erreurs uniquement lorsqu’ils se forment des idées </text:span><text:span text:style-name="T35">erronées, sans vérifier qu’elles soient </text:span><text:span text:style-name="T36">|</text:span><text:span text:style-name="T35"> en adéquation avec les lois naturelles.</text:span></text:p>
      <text:p text:style-name="P9"><text:tab/><text:span text:style-name="T35">Ces erreurs sont la source du malheur des hommes : ils placent leur vie entre </text:span><text:span text:style-name="T36">|</text:span><text:span text:style-name="T35">les mains de dieux qu’ils se sont créés au lieu de chercher leur satisfaction dans la nature. </text:span></text:p>
      <text:p text:style-name="P9"><text:span text:style-name="T36">[218 mots]</text:span></text:p>
      <text:p text:style-name="P8"><text:tab/></text:p>
      <text:p text:style-name="P4"/>
      <text:p text:style-name="P5"><text:soft-page-break/>Dissert<text:span text:style-name="T37">ation</text:span></text:p>
      <text:p text:style-name="P5"/>
      <text:p text:style-name="P11"><text:tab/><text:span text:style-name="T37">Dans « </text:span><text:span text:style-name="T38">La grande vague </text:span><text:span text:style-name="T42">» de Hokusai nous voyons des pêcheurs </text:span><text:span text:style-name="T43">subissant les forces naturelles tandis que dans les tableaux représentant les expériences de Claude Bernard nous voyons des animaux utilisés comme sujets d’expérience et donc réifiés dans une certaine mesure. On trouve des traces de ce rapport dialectique de l’homme à la nature jusque dans les textes de la Genèse de la Bible, et le baron d’Holbach aborde ici ce débat en soutenant que l’homme est absolument contraint par les lois de la nature et il ne peut s’en libérer, </text:span><text:span text:style-name="T44">cependant nous pouvons nous demander si il est juste d’être aussi catégorique.</text:span></text:p>
      <text:p text:style-name="P11"><text:span text:style-name="T44"/></text:p>
      <text:p text:style-name="P16"><text:span text:style-name="T44"><text:tab/>C</text:span><text:span text:style-name="T41">omme l’explique cette citation, l’homme vit au sein de la nature, il subit donc nécessairement ses lois. Cela demeure vrai de nos jours si l’on considère la nature comme l’ensemble de l’univers physique, et bien que cette définition soit anachronique par rapport à d’Holbach, elle reste cohérente en considérant la pensée exprimée par l’auteur. Il est donc naturel dans un premier temps de voir en quoi les œuvres au programme soutiennent la thèse de l’auteur.</text:span></text:p>
      <text:p text:style-name="P11"><text:span text:style-name="T44"><text:tab/></text:span><text:span text:style-name="T45">Bien que notre science semble être un exemple de contrôle de la nature, elle n’est en réalité que l’exemple premier de notre impuissance face à ses lois. En effet, nous pouvons dire que la science se fonde ou est confirmée par l’expérience, qui consiste à soumettre un sujet aux lois étudiées afin de les caractériser. Nous voyons cela dans « </text:span><text:span text:style-name="T39">Vingt mille lieues sous les mers</text:span><text:span text:style-name="T45"> » où l’électricité n’est pas considérée comme une création mais comme une découverte humaine. </text:span><text:span text:style-name="T46">La science ne crée pas, elle découvre et caractérise. Les almanachs agricoles consultés par l’héroïne dans « </text:span><text:span text:style-name="T40">Le mur invisible</text:span><text:span text:style-name="T46"> » ne témoignent pas du contrôle de la nature par l’homme mais sont plutôt des recueils de règles à respecter pour que la nature se développe. Nous voyons donc ici que la démarche scientifique est une démarche d’analyse afin </text:span><text:soft-page-break/><text:span text:style-name="T46">d’aboutir à une connaissance, ce qui coïncide avec la définition que Canguilhem donne de cette dernière dans l’introduction de « </text:span><text:span text:style-name="T40">La connaissance de la vie</text:span><text:span text:style-name="T46"> ».</text:span></text:p>
      <text:p text:style-name="P12"><text:span text:style-name="T46"><text:tab/></text:span><text:span text:style-name="T47">Après cette définition, Canguilhem explique que « nous ne vivons pas de savoir ». Cette citation nous rappelle que, en tant qu’animaux, nous avons des besoins vitaux à satisfaire desquels nous ne pouvons nous libérer. Le capitaine Nemo, </text:span><text:span text:style-name="T48">considéré comme homme le plus libre du monde, a quand même eu besoin de trouver des moyens de respirer, boire et manger dans son Nautilus, signe qu’il reste contraint par ces besoins. Notre survie reste donc notre préoccupation principale et c’est pour assurer cette dernière que la technique et la science ont été développées, entre autres. C’est à dire, d’après Canguilhem, que « la connaissance est fille de la peur ». Cette peur créée par ce besoin de survie est d’ailleurs ce qui ralentit grandement les projets de l’héroïne de Marlen Haushofer, qui hésite grandement avant de déménager à l’alpage car elle craint de ne pas pouvoir fournir l’investissement en temps et surtout en énergie nécessaire à ce projet tout en assurant les activités nécessaires à sa survie.</text:span></text:p>
      <text:p text:style-name="P12"><text:span text:style-name="T48"><text:tab/></text:span><text:span text:style-name="T49">Ce personnage illustre ainsi le fait que nous sommes aussi parfois complètement impuissants et démunis face aux phénomènes naturels. Pour elle, l’entretient des champs nécessite un combat permanent imposé par la nature et lorsqu’un orage s’abat, elle ne peut rien faire d’autre qu’attendre qu’il passe. La nature peut donc déployer une puissance que l’on considère parfois comme divine, illustrant ainsi à quel point il l’homme se sent dépassé par ces forces à </text:span><text:span text:style-name="T7">œ</text:span><text:span text:style-name="T13">uvre. </text:span><text:span text:style-name="T14">Cette puissance a d’ailleurs été capable </text:span><text:span text:style-name="T15">de bloquer</text:span><text:span text:style-name="T14"> le Nautilus, </text:span><text:span text:style-name="T15">presque décrit comme fabuleux par Jules Verne</text:span><text:span text:style-name="T14">, sous la glace </text:span><text:span text:style-name="T15">du pôle Sud</text:span><text:span text:style-name="T14"> et a nécessité le déploiement de toutes les ressources à disposition du sous-marin et de son équipage pour pouvoir s’en sortir de justesse. Cette puissance ne nous affecte d’ailleurs pas que de l’extérieur, mais aussi de l’intérieur. En effet cette puissance pousse Canguilhem dans « </text:span><text:span text:style-name="T27">La monstruosité et le monstrueux</text:span><text:span text:style-name="T14"> » à faire une concession idéologique à la nature lorsqu’il écrit qu’« il n’existe pas d’anomalies si l’on admet qu’il existe autant de </text:span><text:soft-page-break/><text:span text:style-name="T14">manières de vivre que d’individus ». On voit ici qu’il est nécessaire d’accepter l’influence que la nature a sur nous pour ne pas nous indigner du handicap ou de la maladie.</text:span></text:p>
      <text:p text:style-name="P12"><text:span text:style-name="T14"/></text:p>
      <text:p text:style-name="P12"><text:span text:style-name="T14"><text:tab/></text:span><text:span text:style-name="T15">Bien que ces exemples montrent que l’homme est relativement impuissant face à la nature, l’exemple du Nautilus prisonnier des glaces apporte une dissonance avec la pensée de d’Holbach car l’homme finit par triompher de la nature après ce combat titanesque entre les machines du Nautilus et la pression de la glace. Il semble donc que les exemples et les idées que nous pouvons tirer des </text:span><text:span text:style-name="T8">œ</text:span><text:span text:style-name="T15">uvres de Canguilhem, Verne et Haushofer ne soient pas en parfaite adéquation avec la pensée de l’auteur de ce texte.</text:span></text:p>
      <text:p text:style-name="P12"><text:span text:style-name="T15"><text:tab/>Cette citation vient en effet assez vite entrer en contradiction avec un constat évident : l’homme est capable de contrôler certains phénomènes naturels. Comme dit précédemment, le Nautilus et son équipage - c’est à dire, le Nautilus étant une création de Nemo, une force d’origine purement humaine – ont été capables de faire fondre une partie de la banquise, ils ont donc été capables de faire face à une puissance naturelle. Le sous-marin a également été capable d’influencer une relation naturelle aussi primaire que celle entretenues entre les proies et leurs prédateurs en sauvant les baleines des cachalots. </text:span><text:span text:style-name="T16">On retrouve également cette notion de modification de la nature par l’effort humain dans « </text:span><text:span text:style-name="T28">Le mur invisible</text:span><text:span text:style-name="T18"> » où l’héroïne met en place et entretient des champs de pommes de terres et de haricots, une formation qui n’apparaît pas spontanément dans la nature et qui est donc le fruit du travail humain. </text:span><text:span text:style-name="T19">Enfin Canguilhem a été fortement influencé par la pensée de Gaston Bachelard, l’un des fondateurs de la médecine expérimentale, qui vise précisément à modifier la santé de l’homme par la technique, illustrant une fois de plus une certaine maîtrise des phénomènes naturels par l’homme.</text:span></text:p>
      <text:p text:style-name="P13"><text:span text:style-name="T19"><text:tab/></text:span></text:p>
      <text:p text:style-name="P13"><text:soft-page-break/><text:span text:style-name="T19"><text:tab/>Ce contrôle par la technique peut d’ailleurs permettre de différencier l’homme des autres animaux, même si certains sont également capable de créer et utiliser des outils, car il est le seul à pouvoir modifier son milieu au point de vivre dans des conditions qui lui sont initialement hostile. Le Nautilus, par exemple, est une pur création technique de l’homme et même s’il a tendance à être comparé à un animal fantastique au début de l’</text:span><text:span text:style-name="T11">œ</text:span><text:span text:style-name="T19">uvre de Verne, </text:span><text:span text:style-name="T20">il est dans tous les cas considéré comme « à part » des autres animaux. De plus, il permet aux hommes de vivres sous l’eau, milieu où ils ne pourraient naturellement pas survivre plus de quelques minutes à cause du manque d’oxygène. Cet aspect fantastique des créations humaines se retrouve également dans « </text:span><text:span text:style-name="T29">Le mur invisible</text:span><text:span text:style-name="T20"> » où le mur créé par la catastrophe qui a frappé l’héroïne est considéré d’origine humaine car il semble justement </text:span><text:span text:style-name="T31">sur-naturel</text:span><text:span text:style-name="T20">. Sans aller jusqu’à ces extrêmes, le simple fait de vivre de manière permanente à la montagne nécessite la construction d’un abri, ce qui montre encore une fois que nous sommes capables dans une certaine mesure de résister à la nature. L’héroïne se place également de manière naturelle comme « cheffe de famille » du groupe d’animaux qu’elle recueille et qu’elle est capable d’aider grâce à la technique humaine. </text:span><text:span text:style-name="T21">Cette technique a d’ailleurs été développée car l’homme a pu prendre du recul sur la nature, se placer au-dessus d’elle pour réfléchir, démarche qui est à fortement nuancer mais qui reste nécessaire à ce processus d’après Canguilhem.</text:span></text:p>
      <text:p text:style-name="P13"><text:span text:style-name="T22"><text:tab/></text:span><text:span text:style-name="T21">Enfin, si l’on se concentre sur la dernière partie de la citation de d’Holbach, « c’est en vain que [l’esprit de l’homme] veut s’élancer au-delà des bornes », il serait donc inutile de penser l’impossible car il ne serait jamais atteignable. Cela n’empêche cependant pas le capitaine Nemo d’être un philanthrope malgré les apparence, et nous pourrions presque le considérer comme utopiste dans sa quête d’aide aux opprimés, ce qui serait absurde par définition de l’utopie d’après d’Holbach. Cependant le fait de laisser son esprit vagabonder à des pensées absurdes semble être un thème récurrent pour les personnages de romans car nous voyons également l’héroïne </text:span><text:soft-page-break/><text:span text:style-name="T21">d’Haushofer s’y adonner parfois malgré sa situation qui semble désespérée.</text:span><text:span text:style-name="T23"> </text:span><text:span text:style-name="T21">Même d’un point de vue scientifique comme le dit Canguilhem d’après Gaston Bachelard, il faut parfois être imaginatif pour pouvoir résoudre des problèmes.</text:span></text:p>
      <text:p text:style-name="P13"><text:span text:style-name="T21"/></text:p>
      <text:p text:style-name="P14"><text:span text:style-name="T21"><text:tab/>Même si cette citation de d’Holbach semble ainsi critiquable à première vue, il est nécessaire de nuancer ces reproches </text:span><text:span text:style-name="T24">car le contrôle de la nature ne vient ici pas en contradiction directe avec l’auteur. </text:span></text:p>
      <text:p text:style-name="P14"><text:span text:style-name="T24"><text:tab/>En effet, même si le Nautilus permet à l’homme de vivre sous l’eau, il ne l’affranchit pas du besoin de respirer. De plus il se contente d’employer des lois naturelles afin de satisfaire sa fonctionnalité. Il n’est donc pas en opposition directe avec la nature mais il est le symbole de son exploitation par l’homme qui reste tout de même soumis à ces loi. Dès l’époque de Verne l’homme pouvait être considéré comme au sommet de la chaîne alimentaire, en tuant ces cachalots Nemo ne perturbe ainsi réellement aucun équilibre car il se positionne naturellement en prédateur.</text:span></text:p>
      <text:p text:style-name="P14"><text:span text:style-name="T24"><text:tab/>Dans « </text:span><text:span text:style-name="T30">Le mur invisible</text:span><text:span text:style-name="T24"> » on voit l’héroïne survivre grâce à l’agriculture mais elle ne semble pas dominer la nature, bien au contraire, elle se contente d’en apprendre les lois pour les respecter afin de vivre dans son environnement. D’ailleurs même en tant que « cheffe de famille » elle ne maîtrise pas ses animaux, elle se contente de les aider et on voit à travers le roman qu’ils lui rendent service en retour, que ce soit en lui apportant du soutient psychologique comme la vieille chatte ou technique comme le lait de Bella ou le flair de Lynx. </text:span></text:p>
      <text:p text:style-name="P14"><text:span text:style-name="T24"><text:tab/>Enfin cette idée d’utiliser les lois naturelles sans s’y sentir supérieur est omniprésente dans l’</text:span><text:span text:style-name="T12">œ</text:span><text:span text:style-name="T24">uvre de Canguilhem où il nous rappelle qu</text:span><text:span text:style-name="T25">e « pour faire de la biologie il faut parfois se sentir bête » jouant intentionnellement sur le double sens et nous rappelant ainsi que même si nous nous plaçons mentalement au-dessus de la nature pour l’étudier, il ne faut pas perdre de vue que nous sommes des animaux qui </text:span><text:soft-page-break/><text:span text:style-name="T25">restent donc soumis à ses lois et qui d’ailleurs sont incapables de penser un concept aussi simple que le mouvement d’après Bergson.</text:span></text:p>
      <text:p text:style-name="P14"><text:span text:style-name="T26"/></text:p>
      <text:p text:style-name="P10"><text:span text:style-name="T50"><text:tab/>Il est donc correct, </text:span><text:span text:style-name="T52">même encore aujourd’hui,</text:span><text:span text:style-name="T50"> de dire que l’homme reste soumis aux règles naturelles malgré sa technique car il ne fait qu’utiliser ces dernières à son avantage sans s’en affranchir ; ce qui laisse à penser que d’Holbach était relativement visionnaire d’après la fin du texte proposé, où il suggère que les hommes devraient chercher la satisfaction à leurs besoins et leurs désirs dans la nature. </text:span><text:span text:style-name="T51">Même si la dernière partie de cette citation, « c’est en vain que son esprit veut s’élancer au-delà », peut sembler incorrecte relativement au nombre d’</text:span><text:span text:style-name="T9">œ</text:span><text:span text:style-name="T17">uvres fantastiques populaires aujourd’hui, elle se vérifie quand même car dans ces </text:span><text:span text:style-name="T9">dernières les personnages tributaires des lois de ces univers imaginaires ont tendance à être humanisés tandis que les entités capables de s’affranchir de ces lois sont </text:span><text:span text:style-name="T10">souvent déifiés</text:span><text:span text:style-name="T9">, </text:span><text:span text:style-name="T10">ils sont perçus de manière</text:span><text:span text:style-name="T9"> extra-terrestre relativement à leur monde, autrement dit de notre point de vue, extra-naturel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0952" officeooo:paragraph-rsid="001b095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CHRECK</text:p>
        <text:p text:style-name="MP1">Corentin</text:p>
      </style:header>
      <style:footer>
        <text:p text:style-name="MP2"><text:page-number text:select-page="current">4</text:page-number>/<text:page-count>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18T08:02:04.926000000</meta:creation-date>
    <dc:date>2025-10-18T13:25:19.211000000</dc:date>
    <meta:editing-duration>PT17M36S</meta:editing-duration>
    <meta:editing-cycles>4</meta:editing-cycles>
    <meta:generator>LibreOffice/7.1.0.3$Windows_X86_64 LibreOffice_project/f6099ecf3d29644b5008cc8f48f42f4a40986e4c</meta:generator>
    <meta:document-statistic meta:table-count="0" meta:image-count="0" meta:object-count="0" meta:page-count="7" meta:paragraph-count="32" meta:word-count="2088" meta:character-count="12640" meta:non-whitespace-character-count="10550"/>
  </office:meta>
</office:document-meta>
</file>